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09cm" svg:y="0.49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9cm" svg:y="0cm">
          <draw:text-box>
            <text:p><text:span text:style-name="T1">f[i]</text:span></text:p>
          </draw:text-box>
        </draw:frame>
        <draw:frame draw:style-name="gr3" draw:text-style-name="P2" draw:layer="layout" svg:width="1cm" svg:height="1.1cm" svg:x="15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11-03T15:41:25.791851742</dc:date>
    <meta:editing-duration>PT2M41S</meta:editing-duration>
    <meta:editing-cycles>18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047cm" svg:y="0.379cm" svg:width="14.539cm" svg:height="7.79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